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01328" officeooo:paragraph-rsid="001013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kwa ina la rahamani - naanda nudhuma hini - ina ya pili ramani - namwandikiya yahaya</text:p>
      <text:p text:style-name="P1">2.<text:tab/>kwenye ramani ya kwanda - banati naliwafunda - na hini nimeiunda - wavulana kuwambiya</text:p>
      <text:p text:style-name="P1">3.<text:tab/>na asili ya kwandika - nahisi wana wataka - baba piya kadhalika - mimi alinandikiya</text:p>
      <text:p text:style-name="P1">4.<text:tab/>baba bwana ahmadi - atamjazi wadudi - kwani alijitahidi - kunandikiya wasiya </text:p>
      <text:p text:style-name="P1">5.<text:tab/>hapo zamani za yana - ndiyo la wasiya yina - alonandikia bwana - babangu kaniwatiya</text:p>
      <text:p text:style-name="P1">6.<text:tab/>nami katika ramani - tayipinda kubaini - yale ninayoamini - yaweza kusaidiya</text:p>
      <text:p text:style-name="P1">7.<text:tab/>tanena naloyatuma - na yale niloyasoma - tazitaya na hekima - kwa watu nilopokeya</text:p>
      <text:p text:style-name="P1">8.<text:tab/>yale nitayakusanya - mbali mbali kutanganya - lengo langu ni kufanya - kama la maisha boya</text:p>
      <text:p text:style-name="P1">9.<text:tab/>boya hili la maisha - katu halitozamisha - ashikao tamvusha - bandari tasikiliya </text:p>
      <text:p text:style-name="P1">10.<text:tab/>mwanangu ukiazimu - kuowa kwanda fahamu - kuteuwa ni muhimu - ni amri ya shariya</text:p>
      <text:p text:style-name="P1">11.<text:tab/>mtumi alibaini - akatwambiya owani - mwanamke mwenye dini - mungu tawabarikiya</text:p>
      <text:p text:style-name="P1">12.<text:tab/>mwanangu sitake mke - kwa wema wa umbo lake - nasaba na pato lake - mayutoni utangiya</text:p>
      <text:p text:style-name="P1">13.<text:tab/>wala dini haineni - owa shuguu la uni - kishuna kilo na dini - kukiowa si hatiya</text:p>
      <text:p text:style-name="P1">14.<text:tab/>mwenye nasaba tukufu - na kwa mola mtiifu - hawi mtu mekhalifu - kama huyo kuzengeya</text:p>
      <text:p text:style-name="P1">15.<text:tab/>na mke alo na chake - sikwambii simtake - bora awe dini yake - meshika hakumbiriya</text:p>
      <text:p text:style-name="P1">16.<text:tab/>dini ni kama bureki - humziwiya hatoki - mipakani na haruki - akiwa taitumiya</text:p>
      <text:p text:style-name="P1">17.<text:tab/>na dini humziwiza - kutenda yasopendeza - na ndipo kakuhimiza - mwenye dini kwangaliya</text:p>
      <text:p text:style-name="P1">18.<text:tab/>dini ninayoinena - sikuwa nayo ni ina - dini ni kwandama sana - amri zake jaliya</text:p>
      <text:p text:style-name="P1">19.<text:tab/>ni dini kwenye maisha - mtu iwe humwendesha - si dini ya kuonesha - watu kuwahadaliya</text:p>
      <text:p text:style-name="P1">20.<text:tab/>ni dini iliyo ndani - iliyokita moyoni - ndiyo huwa ni sukani - ya kumuongoza ndiya</text:p>
      <text:p text:style-name="P1">21.<text:tab/>ni ukisa kuamuwa - ni fulani tamuowa - fanya mambo sawasawa - sandame ya jongo ndiya</text:p>
      <text:p text:style-name="P1">22.<text:tab/>usifanye ya sheshegi - kama watu wenye gogi - siipeke zigizagi - harusi nimekwambiya</text:p>
      <text:p text:style-name="P1">23.<text:tab/>kula ikiwa ni pesi - huwa ni bora harusi - fanya mambo ya kiasi - kwa gharama ngoma piya 24.<text:tab/>makubwa usiyatake - na mipaka usiruke - piya upande wa mke - waeleze kama haya</text:p>
      <text:p text:style-name="P1">25.<text:tab/>zikiwa nyingi gharama - na mayuto ni lazima - ngoma zikisa kukoma - ni lawama husaliya</text:p>
      <text:p text:style-name="P1">26.<text:tab/>fanya mambo ya kadiri - sitake mno fakhari - nakuusiya sikiri - hafula za maasiya</text:p>
      <text:p text:style-name="P1">27.<text:tab/>hafula za isirafu - na za magoma machafu - na kuwa tutu kwa ufu -dini hayo huzuwiya</text:p>
      <text:p text:style-name="P1">28.<text:tab/>mila yetu usiwate - mfano kuvisha pete - si yetu usifuate - wengi wangakazaniya</text:p>
      <text:p text:style-name="P1">29.<text:tab/>ni mila ya kinasara - kuiwata ndio bora - wangawa watakukera - waja kwa kutoeleya</text:p>
      <text:p text:style-name="P1">30.<text:tab/>na kwenda kupa mkono - usikiri tangamano - hata alo nduyo mno - simuate nawe kuya</text:p>
      <text:p text:style-name="P1">31.<text:tab/>nyumba yako siasisi - kwa msingi wa maasi - taivutiya nuhusi - na ukorofi kungiya</text:p>
      <text:p text:style-name="P1">32.<text:tab/>na maasi ninenayo - ni kula mambo ambayo - mola ayatukiayo - na kula aloziwiya</text:p>
      <text:p text:style-name="P1">33.<text:tab/>moya moya sitoweza - kutondowa kukweleza - nimekupa muangaza - wa ndiya kufuatiya</text:p>
      <text:p text:style-name="P1">34.<text:tab/>nimekupa ni kiyasi - kitumyie nawe basi - kwa mangineyo kukisi - kwa mizani kutumiya</text:p>
      <text:p text:style-name="P1">35.<text:tab/>nyumba njema ni msinji - tamu ya chai si ranji - wengi metiliwa tanji - kwa fakhari kuzengeya</text:p>
      <text:p text:style-name="P1">36.<text:tab/>kiwa ni lazima sana - hilo la kuandamana - shemegiyo mvulana - andamanani pamoya</text:p>
      <text:p text:style-name="P1">37.<text:tab/>au mwengine yoyote - maharimu na fuate - ajinabu simuate - mkeo kumwangaliya</text:p>
      <text:p text:style-name="P1">38.<text:tab/> rafiki simuamni - ukamtiya nyumbani - ila dharura fulani - sikuye ikitokeya</text:p>
      <text:p text:style-name="P1">39.<text:tab/>rafiki usimliche - ni zaidi huyo mche - kwa wao mambo ya cheche - huwa usolidhaniya</text:p>
      <text:p text:style-name="P1">40.<text:tab/>zizini kutiya simba - ni kama moto na pamba - mara moya huzisumba - na yivu likasaliya</text:p>
      <text:p text:style-name="P1">41.<text:tab/>rafiki kingiya ndani - sikuye ukatamani - sambe ona ni nyumbani - hee utayitongeya</text:p>
      <text:p text:style-name="P1">42.<text:tab/>hiyo kwetu siyo mila - kungiya kula mahala - pasi hodi na sumila - siyo yetu mazoweya </text:p>
      <text:p text:style-name="P1">43.<text:tab/>yalinakazi madaka - ni wageni kuwadaka - madaka ni kuwaweka - na ndani kutotungiya</text:p>
      <text:p text:style-name="P1">44.<text:tab/>ila awe ni mgeni - wa kushukiya nyumbani - hungiya na hamuoni - aliyo ndani mmoya </text:p>
      <text:p text:style-name="P1">45.<text:tab/>na uchenda safarini - kashukiye hotelini - sipende sana nyumbani - ila ni kupita ndiya</text:p>
      <text:p text:style-name="P1">46.<text:tab/>ukimwendeya nyumbani - mwenye toto masikani - au alo masikini - taabuni humtiya</text:p>
      <text:p text:style-name="P1">47.<text:tab/>na iwapo huna budi - hukufanya kwa kasidi - siku tatu usizidi - siongeze hata moya</text:p>
      <text:p text:style-name="P1">48.<text:tab/>na hilo wewe sitende - ila mambo yakushinde - mteremko sipende - nyongo hukutumbukiya</text:p>
      <text:p text:style-name="P1">49.<text:tab/>lojingi kiwa hapana - au mfukoni huna - nenda kwa hadhari sana - kama kupoteya ndiya</text:p>
      <text:p text:style-name="P1">50.<text:tab/>kiwa mtu mekwalika - ni wajibu kuitika - shughuli kimalizika - musiweke mazoweya</text:p>
      <text:p text:style-name="P1"><text:soft-page-break/>51.<text:tab/>na wewe kwako nyumbani - siifanye mno duni - kuwa mtu wasitani - kwa mapambo kuyitiya</text:p>
      <text:p text:style-name="P1">52.<text:tab/>mtiliye mke wako - zitu kwa kadiri yako - ikiwa nafasi iko - sibane ukaziwiya</text:p>
      <text:p text:style-name="P1">53.<text:tab/>iwe maridadi nyumba - na kwa zitu kuipamba - fesheni ambazo kwamba - kama yeye hutumiya</text:p>
      <text:p text:style-name="P1">54.<text:tab/>mtiliye kula kitu - awe kama wende watu - simwambiye mimi kwetu - haya sikuyazoweya</text:p>
      <text:p text:style-name="P1">55.<text:tab/>akiwa mbwa minazini - ukimueta muyini - simuwate kutamani - za wende kishuhudiya</text:p>
      <text:p text:style-name="P1">56.<text:tab/>ukiwa umeamuwa - muyini kumtukuwa - mfanyie sawasawa - sambe si ya kwenu haya</text:p>
      <text:p text:style-name="P1">57.<text:tab/>simwambiye zitu hizi - kwenu kupata huwezi - kwenu ni kama kizizi - hukuona mazuliya</text:p>
      <text:p text:style-name="P1">58.<text:tab/>na chakula kadhalika - mpe anachokitaka - ambacho tafurahika - mwenyewe mekizoweya</text:p>
      <text:p text:style-name="P1">59.<text:tab/>akipenda biriyani - mpe mwana simkhini - maadamu mfukoni - akiba imesaliya</text:p>
      <text:p text:style-name="P1">60.<text:tab/>siku akitaka sima - simwambiye ewe mama - kula mtee lazima - mimi sitaki udhiya</text:p>
      <text:p text:style-name="P1">61.<text:tab/> muatiya na khiyari - apendacho akhitari - simkaze si uzuri - masharuti kumwekeya</text:p>
      <text:p text:style-name="P1">62.<text:tab/>ila kilicho haramu - hilo sikiri fahamu - haramu na kula sumu - shariya imeziwiya</text:p>
      <text:p text:style-name="P1">63.<text:tab/>ama kuhusu mavazi - ya kaye na siku hizi - sikiri ya kwenda wazi - mishono yaso na haya</text:p>
      <text:p text:style-name="P1">64.<text:tab/>kwetu sisi isilamu - mavazi kitu muhimu - na sisi yatulazimu - ya zipimo kwangaliya</text:p>
      <text:p text:style-name="P1">65.<text:tab/>mpe mwenyewe nafasi - ya kuteuwa libasi- lako wewe ni fulusi - towa za kununuliya</text:p>
      <text:p text:style-name="P1">66.<text:tab/>mpe yako masharuti - za mshono kudhibiti - akikhalifu mehiti - ni haki kumziwiya </text:p>
      <text:p text:style-name="P1">67.<text:tab/>ama kitambaa gani - kikuuliza mwendani -au ni ipi launi - wewe waifurahiya</text:p>
      <text:p text:style-name="P1">68.<text:tab/>hapo makosa hapana - kikuuliza kunena - rangi hini naiona - matoni imeningiya</text:p>
      <text:p text:style-name="P1">69.<text:tab/>ama kiwa ni tamasha - wataka mfurahisha - si haja kumuonesha - maoniye kwangaliya</text:p>
      <text:p text:style-name="P1">70.<text:tab/>kata utakachopenda - umtunukiye nyonda - nawe hili ukitenda - chochote takongoweya</text:p>
      <text:p text:style-name="P1">71.<text:tab/>mke wako simdhiki - simwambiye sina hiki - na nyingi mno sitaki - sizoweye kutumiya</text:p>
      <text:p text:style-name="P1">72.<text:tab/>mpe kwa yako kadiri - usifanye taqtiri - ni twabiya si nzuri - ubakhili kwenye haya</text:p>
      <text:p text:style-name="P1">73.<text:tab/>na wewe upande wako - ipambe kiyasi chako - bora usivunde miko - khatiyani ukangiya</text:p>
      <text:p text:style-name="P1">74.<text:tab/>kuwa mtu maridadi - utunge yako jasadi - hata kufukiza udi - ukiweza si khatiya </text:p>
      <text:p text:style-name="P1">75.<text:tab/>iweke uwe nadhifu - sionekane mchafu - hini ni sunna tukufu - ya tumwa wetu nabiya</text:p>
      <text:p text:style-name="P1">76.<text:tab/>kiwa nyee umeweka - zangaliye kadhalika - siwate kusokoteka - shungururu kusaliya</text:p>
      <text:p text:style-name="P1">77.<text:tab/>ikiwa wafurahika - mkeo akipambika - yuwa nayeye hutaka - nawe uwe huvutiya</text:p>
      <text:p text:style-name="P1">78.<text:tab/>hiyo naye ndake haki - takuwa hafurahiki - iwapo hushughuliki - muilio kwangaliya</text:p>
      <text:p text:style-name="P1">79.<text:tab/>naye piya hutamani - akikuona ndiani - uwe nawe hisabuni - penye watu utangiya</text:p>
      <text:p text:style-name="P1">80.<text:tab/>au kiwa yako kazi - kutenda haya huwezi - wisapo vuwa magozi - sivae kutembeleya</text:p>
      <text:p text:style-name="P1">81.<text:tab/> sitembee na magwanda - wala harufu za n’gonda - fahamu watu hutunda - na akilini hutiya</text:p>
      <text:p text:style-name="P1">82.<text:tab/> na kadhalika ulimi - ipinde uwe husemi - yalo mawi huatami - mke wako kumwambiya</text:p>
      <text:p text:style-name="P1">83.<text:tab/>mno sana jitahidi - kwa maneno maridadi - wake hutaka zaidi - yalo tamu kusikiya</text:p>
      <text:p text:style-name="P1">84.<text:tab/>nena naye kwa dhihaka - afurahi akicheka - mwanamke huudhika - mno kumnyamaliya</text:p>
      <text:p text:style-name="P1">85.<text:tab/>mfanyie na ubishi - kwa maneno yaso ghashi - na kwake kuwa mteshi - bila ya kupindukiya</text:p>
      <text:p text:style-name="P1">86.<text:tab/>mwanamke ahitaji - kuvishwa lasi fataji - kwa hilo kuwa mpaji - usichoke kumwambiya</text:p>
      <text:p text:style-name="P1">87.<text:tab/>mwambiye kula namna - sifa zake tena sana - mfano ukimuona - nyee mefunga upiya</text:p>
      <text:p text:style-name="P1">88.<text:tab/>kiwa mesuka mikili - au kuruni mawili - siliwate yambo hili - bila ya kulitumiya</text:p>
      <text:p text:style-name="P1">89.<text:tab/>mwambiye umependeza - kwa nyee kuzitengeza - sina budi takutunza - umshumu mara moya</text:p>
      <text:p text:style-name="P1">90.<text:tab/>kiwa ametiya wanda - mwambiye mno napenda - siifanye hukutunda - au hukumwangaliya</text:p>
      <text:p text:style-name="P1">91.<text:tab/>kijifunga asumini - au kikuba kitwani - sichelewe kubaini - neno lema kumwambiya </text:p>
      <text:p text:style-name="P1">92.<text:tab/>yaani kula wakati - mwambiye kitu katiti - na kama bubwi siketi - au duko tongo piya </text:p>
      <text:p text:style-name="P1">93.<text:tab/>piya mpe shukurani - kwa shughuli za nyumbani - mfano pilau hini - mno umeipatiya</text:p>
      <text:p text:style-name="P1">94.<text:tab/>usichoke kumsifu - kwa nyumba kuwa nadhifu - na ukiona uchafu - usiwe tamuukiya</text:p>
      <text:p text:style-name="P1">95.<text:tab/>na faragha ukipata - mbee yako kikupita - usiwe utamuata - mkono kumpekeya</text:p>
      <text:p text:style-name="P1">96.<text:tab/>mshike wake mkono - wala simkaze mno - hutosha nukuta tano - ujumbe kumpekeya</text:p>
      <text:p text:style-name="P1">97.<text:tab/>kiwa amekukabili - siitiye mashughuli - inuwa yako mawili - na yake kumwelekeya</text:p>
      <text:p text:style-name="P1">98.<text:tab/>wata mato yafumane - katiti yangaliyane - kwa ulimi usinene - lugha ya mato tumiya</text:p>
      <text:p text:style-name="P1">99.<text:tab/>mato yana lugha tamu - hunena mukafahamu - mato kiungo muhimu - cha huba kupaliliya</text:p>
      <text:p text:style-name="P1"><text:soft-page-break/>100.mato yana kuu siri - na mara hukuadhiri - kakutoleya khabari - moyoni uloziwiya</text:p>
      <text:p text:style-name="P1">101.hili nimenena sana - ni muhimu naliona - wala gharama halina - na si kazi kutumiya</text:p>
      <text:p text:style-name="P1">102. walakini si sahali - kwa kila alo mvuli - kwa wangine ni thakili - katu hawakuzoweya</text:p>
      <text:p text:style-name="P1">103. mbinu hizi izoeze - zitumiye sizipuze - utaona faidaze - mwenyewe tashuhudiya</text:p>
      <text:p text:style-name="P1">104. mambo hayana gharama - kwangaliya na kusema - na mtu mke daima - kama haya huzengeya</text:p>
      <text:p text:style-name="P1">105. mke huwa una mwako - kuyuwa maoni yako - kusikiya neno lako - ni haja ahitajiya </text:p>
      <text:p text:style-name="P1">106. yuwa hatosheki mke - kuvaa na kula kwake - ataka na utu wake - na hishima kumwekeya</text:p>
      <text:p text:style-name="P1">107. kula alo mtu mke - hili ndilo umbo lake - la mapambo hilo kwake - ni yambo meyazoweya</text:p>
      <text:p text:style-name="P1">108. hutokeya kwa nadira - kwa hili wasoikera - hina hapendi kuchora - na wala wanda kutiya</text:p>
      <text:p text:style-name="P1">109. hana hayo mashughuli - ni kama mtu mvuli - ya urembo hayajali - wala hakuyazoweya</text:p>
      <text:p text:style-name="P1">110. kiwa nawe wako mke - hilo si shughuli yake - basi nawe sisumbuke - mashughuli kuyitiya 111. na lengine la dharura - ifunde mno subira - kuna mambo ya kukera - maishani yatokeya</text:p>
      <text:p text:style-name="P1">112. hakuna maisha tamu - yenye raha ya kudumu - mambo takuwa magumu - kiwa hutovumiliya</text:p>
      <text:p text:style-name="P1">113. kuna tamu na utungu - kwenye huu ulimwengu - yalianda haya tangu - yalipoumbwa duniya</text:p>
      <text:p text:style-name="P1">114. hini ndino kawaida - kuna raha kuna shida - ndiyo ya maisha ada - na watu huwapitiya</text:p>
      <text:p text:style-name="P1">115. basi na kwako nyumbani - siote kuwa peponi - maadamu hapo ndani - si wewe pweke mmoya</text:p>
      <text:p text:style-name="P1">116. mke wako si kivuli - bali ni mtu wa pili - una na yake akili - una na alozoweya</text:p>
      <text:p text:style-name="P1">117. usitake kwa lazima - kula yambo ukisema - alikubali daima - papo hapo kuridhiya</text:p>
      <text:p text:style-name="P1">118. muatiye makawanda - anene anolipenda - na kwa huja kikushinda - siwe vito tatumiya 119. ukiona sawa ndake - ikubali uridhike - na wala sikasirike - mdomo kumfungiya</text:p>
      <text:p text:style-name="P1">120. kubali mezolinena - umuunge tena sana - na faida utaona - mambo taandama ndiya</text:p>
      <text:p text:style-name="P1">121. na yeye kikasirika - wewe usipande shuka - na akizidi ondoka - kishindwa kuvumilya</text:p>
      <text:p text:style-name="P1">122. mwanangu moto tizama - hauzinyiki daima - bali huzidi roroma - kuni ukiutiliya</text:p>
      <text:p text:style-name="P1">123. moto kitotiwa kuni - utazinyika mwendani - na utesi wa nyumbani - kunize ni neno baya </text:p>
      <text:p text:style-name="P1">124. ziwiya wako ulimi - siwe na mwingi usemi - ukinena hayakomi - maneno huendeleya</text:p>
      <text:p text:style-name="P1">125. zidi na kuikukusa - ulimi kutotapasa - zita zenu zitakwisa - moto mayi hutatiya</text:p>
      <text:p text:style-name="P1">126. na alo mume hodari - kishindwa yeye hukiri - ili kwepuka dothari - ya ufa sini kutiya</text:p>
      <text:p text:style-name="P1">127. sini ikingiya ufa - hupunguwa zake sifa - na mahaba nayo hufa - ukiwa mwingi udhiya</text:p>
      <text:p text:style-name="P1">128. hakuna katu hakuna - kiumbe kamili sana - na watu hutukuwana - ndipo waishi pamoya</text:p>
      <text:p text:style-name="P1">129. kiwa lazima wataka - mke alokamilika - juwa na wewe hakika - takubidi kutimiya</text:p>
      <text:p text:style-name="P1">130. aso taa ni tomomo - hunu ni kweli msemo - watu hupitana zimo - huzidiyana twabiya</text:p>
      <text:p text:style-name="P1">131. mke kikukasirisha - jaribu kuyikumbusha - piya hukufurahisha - mezani hini tumiya </text:p>
      <text:p text:style-name="P1">132. usiyaone ya jongo - kwa mema ukawa tongo - sangaliye penye pengo - kawata palotimiya</text:p>
      <text:p text:style-name="P1">133. huna budi kupuuza - na mangine kuyamiza - ndipo muweze kufuza - na maisha kwendeleya</text:p>
      <text:p text:style-name="P1">134. mke kitenda makosa - kumwambiya yakupasa - kwa hishima na siyasa - na hikima kutumiya</text:p>
      <text:p text:style-name="P1">135. kosa kulisahihisha - penye watu hujeresha - ipinde kupurukusha - faragha kuizengeya</text:p>
      <text:p text:style-name="P1">136. simwambiye penye watu - haukiri wake utu - wala hutengezi kitu - bali ni kinyume huya</text:p>
      <text:p text:style-name="P1">137. kumsifu ni uzuri - penye watu na dhahiri - kulaumu ni kwa siri - ndipo atakusikiya </text:p>
      <text:p text:style-name="P1">138. mwanaadamu kukosa - ni yambo limetupasa - ni sawa kuyikukusa - mangine kuvumiliya</text:p>
      <text:p text:style-name="P1">139. lisamehe kosa dogo - kosa likiwa mzigo - halipeleki kishogo - zengeya nyengine ndiya</text:p>
      <text:p text:style-name="P1">140. tafauti za nyumbani - ziwe ni siri za ndani - sizitowe hadhirani - watu wakazisikiya</text:p>
      <text:p text:style-name="P1">141. siri za ndani zibane - usimwambiye mngine - wewe na yeye munene - suluhisho kuzengeya</text:p>
      <text:p text:style-name="P1">142. ila mukikosa budi - kunena ikawabidi - wazee wawasaidi - hapo haiwi hatiya</text:p>
      <text:p text:style-name="P1">143. tafauti ikizuka - ni mikono kuyandika - yua nde ikitoka - huzuwa nyingi balaya</text:p>
      <text:p text:style-name="P1">144. khususwa siri za siri - kunena ni kuadhiri - ila iwe dakitari - suali mewataiya</text:p>
      <text:p text:style-name="P1">145. mambo ya tini kwa tini - yawe ni ndani kwa ndani - hayo muwe hamuneni - ila yakiwaemeya</text:p>
      <text:p text:style-name="P1">146. kiwa mno mewaganya - mukashindwa la kufanya - kwa hapo sitowakanya - ushauri kuzengeya </text:p>
      <text:p text:style-name="P1">147. ni bora uwe hodari - na kushindwa usikiri - wala usitahayari - kwa halali kutumiya</text:p>
      <text:p text:style-name="P1">148. ni hiko hiko kitendo - kiwa wa halali mwendo - haramu iweke kando - katu kutokaribiya</text:p>
      <text:p text:style-name="P1">149. wa haramu simguse - kimuona igegese - hata nyangwani mpise - sandamane naye ndiya</text:p>
      <text:p text:style-name="P1">150. usende hata karibu - epuka hizo iqabu - utapata na thawabu - mkeo kumngiliya</text:p>
      <text:p text:style-name="P1">151. elewa sana elewa - ni jukumu umepowa - mkeo kumwisa ngowa - kwa haya nimezotaya</text:p>
      <text:p text:style-name="P1"><text:soft-page-break/>152. mkeo mtosheleze - haja yake amalize - na shauku asisaze - mparo ukamwatiya</text:p>
      <text:p text:style-name="P1">153. ongeza wako uyuzi - wa kufanya hiyo kazi - mwendo kiwa hamalizi - fahamu wamkoseya</text:p>
      <text:p text:style-name="P1">154. huwa ni kuu dhuluma - wewe ukisakukoma - hutaki geuka nyuma - na yeye kumngojeya</text:p>
      <text:p text:style-name="P1">155. simalize yako haja - mngoje mwise pamoja - hili hataki mmoja - ni nyote hulizengeya</text:p>
      <text:p text:style-name="P1">156. angaliya ufikiri - kiwa mwendo taghairi - na wewe penye bandari - bado nanga hujatiya</text:p>
      <text:p text:style-name="P1">157. utakuwa hali gani - usingizi huuoni - hali hiyo ubaini - na mwendo humuiliya</text:p>
      <text:p text:style-name="P1">158. atakuwa na mtaro - na dhiki mno na kero - na hasira na mfuro - kiwa hutomridhiya</text:p>
      <text:p text:style-name="P1">159. nyumba nyingi huvundika - zikikosa muafaka - kwa ngono kutotosheka - mke na mume pamoya</text:p>
      <text:p text:style-name="P1">160. kwa hili mukitoshana - mengi huvumiliyana - mno hukorofishana - hili lisipotimiya</text:p>
      <text:p text:style-name="P1">161. na lingine kadhalika - ambalo kwako nataka - ni mkeo kiudhika - usiwe tamfuriya</text:p>
      <text:p text:style-name="P1">162. pangine utamuona - hufura sababu hana - muelewe tena sana - na mno kumuyuliya </text:p>
      <text:p text:style-name="P1">163. ifahamu tafauti - waliyo nayo banati - hawezi kuidhibiti - hali inapowadiya</text:p>
      <text:p text:style-name="P1">165. mke si kiumbe dufu - walakini ni dhaifu - moyo wake ni khafifu - hushindwa kuvumiliya</text:p>
      <text:p text:style-name="P1">166. wanawake wana umbo - huathirika kwa mambo - katiti yakenda kombo - wasi wasi humtiya</text:p>
      <text:p text:style-name="P1">167. katika siku za ada - ya mwezi hupata shida - ndipo hata na ibada - mungu kawapunguziya</text:p>
      <text:p text:style-name="P1">168. mno huwa ya thaqili - na hubadilika hali - na chote kiwiliwili - huwa katika udhiya</text:p>
      <text:p text:style-name="P1">169. huwa sana ni wayavu - hukosa uvimilivu - huwa kama ivu ivu - kutumbuka huzengeya</text:p>
      <text:p text:style-name="P1">170. huwa mno ni wakali - nadhani hata akili - haiwi sawa kamili - na punguwani hungiya </text:p>
      <text:p text:style-name="P1">171. kula mara tamuona - huwarukiya zijana - na kwa ukali hunena - kinyume cha mazoweya</text:p>
      <text:p text:style-name="P1">172. ni muhimu kula mume - mke wake amsome - kwa zipimo ampime - siku zikikaribiya</text:p>
      <text:p text:style-name="P1">173. ukisa kumfahamu - uwate kumlaumu - hili mno ni muhimu - yataka kulizoweya</text:p>
      <text:p text:style-name="P1">174. kuna na muda wa mimba - mara kwa mara huvimba - ukaona kana kwamba - mekuwa hukuzengeya</text:p>
      <text:p text:style-name="P1">175. kukosa yambo katiti - huwa wewe umehiti - angaliya kibiriti - kidarika tete huya </text:p>
      <text:p text:style-name="P1">176. mara nyama haitaki - ataka nsi wa siki - alacho hakimshiki - akitiyacho humwaya</text:p>
      <text:p text:style-name="P1">177. zielewe siku hizi - mimba na siku za mwezi - kiwa humbembelezi - taona wamuoneya</text:p>
      <text:p text:style-name="P1">178. mpembe kama kijana - tena aliyo mnuna - ndipo mutasikizana - na yadumu mazoweya </text:p>
      <text:p text:style-name="P1">179. sharuti uwe mwerevu - na mno mvumilivu - usifurishe mashavu - kiwa naye meteteya</text:p>
      <text:p text:style-name="P1">180. kuna mambo ya umito - ni makuu si matoto - wengine hula tototo - na mtanga hubugiya</text:p>
      <text:p text:style-name="P1">181. ni mambo ya miujiza - zao hali hugeuza - kiwa hutobembeleza - mara taona huliya</text:p>
      <text:p text:style-name="P1">182. mwanamke kwa taabu - mara hufanya ghadhabu - hata alo taratibu - hubadilika twabiya </text:p>
      <text:p text:style-name="P1">183. neno lolote aweza - hajali kuvurimiza - ni sharuti kuikaza - mizani kutopoteya</text:p>
      <text:p text:style-name="P1">184. mara aweza talaka - akakwambiya nataka - nawe ukikasirika - mayuto yatasaliya</text:p>
      <text:p text:style-name="P1">185. akikwambiya niwata - siwe naye mutateta - ni kiwingu kitapita - hakiwezi kusaliya</text:p>
      <text:p text:style-name="P1">186. twalaka siiteleze - aitakapo mpuze - wala siitendekeze - lake kumtimiziya</text:p>
      <text:p text:style-name="P1">187. twalaka mungu meweka - kwa dharura kutumika - iwapo mumedhikika - mumekosa zote ndiya</text:p>
      <text:p text:style-name="P1">188. kushaliki mushindwapo - twalaka huwa ni hapo - na muda uitowapo - usiizidishe moya</text:p>
      <text:p text:style-name="P1">189. timiza na masharuti - ya hali piya wakati - na hukumu zitafiti - kabula ya kutumiya</text:p>
      <text:p text:style-name="P1">190. kuna watu huwatana - kisa mara huwaona - kwa haramu watakana - zipengee huzengeya</text:p>
      <text:p text:style-name="P1">191. huzengeya muhalili - fikiriya yambo hili - la kuazima fahali - mke kwenda mpekeya</text:p>
      <text:p text:style-name="P1">192. na langine kadhalika - ni kwa mmoya tosheka - ila kiwa medhikika - haikupinga shariya</text:p>
      <text:p text:style-name="P1">193. mke siowe wa pili - ni udhiya kweli kweli - na ingawa ni halali - ni uzito kutumiya </text:p>
      <text:p text:style-name="P1">194. na wanawake si sawa - kwa wengineo ni dawa - utaiyuta kuzawa - nimekwambiya yahaya</text:p>
      <text:p text:style-name="P1">195. kuna wanao ridhika - wangawa wanun’gunika - kuna wangine huwaka - fununu wakisikiya</text:p>
      <text:p text:style-name="P1">196. kuongeza si haramu - walakini ufahamu - ni kuu mno jukumu - mbali na wake udhiya</text:p>
      <text:p text:style-name="P1">197. ikiwa sababu iko - kwa mfano mke wako - mepowa mikali miko - kwa dharura za afiya</text:p>
      <text:p text:style-name="P1">198. labuda hana kizazi - la kuzaa haliwezi - nawe wataka pumbazi - yapo ni mwana mmoya</text:p>
      <text:p text:style-name="P1">199. au yale mashughuli - yeye humpa thaqili - nawe kusitahamili - huliwezi hilo piya</text:p>
      <text:p text:style-name="P1">200. kwa dharura ziso budi - usitende kwa kasidi - kuengeza wa zaidi - kitosheleza mmoya </text:p>
      <text:p text:style-name="P1">201. kwa mmoya kutosheka - ndiyo bora bila shaka - kuengeza ukitaka - ni kama nilokwambiya</text:p>
      <text:p text:style-name="P1">202. usiwe kiruka mto - khasa kiwa na watoto - kuna hisabu mzito - akhera takungojeya</text:p>
      <text:p text:style-name="P1"><text:soft-page-break/>203. usiifanya cha nyuki - hutuwi na hudiriki - ukishikwa hushikiki - mara huwa umeteya </text:p>
      <text:p text:style-name="P1">204. kiwa umependa tunda - huna budi na kupenda - mti wake tangu kwanda - wazee walitwambiya</text:p>
      <text:p text:style-name="P1">205. nawe kimpenda mke - wapende wazee wake - wakwe mbwako siepuke - na hishima kuwekeya</text:p>
      <text:p text:style-name="P1">206. muhishimu wake mama - piya babake daima - kuwadharau si wema - tono nawe tamtiya</text:p>
      <text:p text:style-name="P1">207. kwa uovu siwanene - itunge siwatukane - hata kama huyo mwane - hishima mewavundiya</text:p>
      <text:p text:style-name="P1">208. wewe katu sisubutu - kudharau hao watu - hata kama utukutu - kwao umeshuhudiya</text:p>
      <text:p text:style-name="P1">209. kiwa ni watu matata - sio nao utateta - kheri mbali kuivuta - na mambo kuangaliya</text:p>
      <text:p text:style-name="P1">210. ukiwa una nafasi - la kuwapa sikuwasi - ila fanya kwa kiasi - siye dewe kakutiya</text:p>
      <text:p text:style-name="P1">211. kuna wakwe wa wangine - kwa kupata wadengene - kiwa nao upembene - hadhari nakuusiya</text:p>
      <text:p text:style-name="P1">212. wangine ni watu sana - katu hawakudangana - hata kiwa haja una - haandami kukwambiya</text:p>
      <text:p text:style-name="P1">213. hanandi hata nyumbani - kwa mwanawe katamani - kucha watu wasidhani - amekwenda kutawiya</text:p>
      <text:p text:style-name="P1">214. ndiyani mukikutana - huwa na haraka sana - hamakiniki kunena - kwa lilo kulikimbiya</text:p>
      <text:p text:style-name="P1">215. wakiwa wakwe wa wako - kwao hizi sifa ziko - basi ni bahati yako - ni hapo pa kuziwiya</text:p>
      <text:p text:style-name="P1">216. ama wakweo wakiwa - ni wa kupenda kupowa - kuwapa hukuzuwiwa - mkono kuwanyosheya</text:p>
      <text:p text:style-name="P1">217. usiweke kama ada - kisa takweteya shida - ila wawe si labuda - ni watu wahitajiya</text:p>
      <text:p text:style-name="P1">218. wakiwa ni wahitaji - siwangoje kutaraji - wakiwa kwako hawaji - ni sawa kuwapekeya</text:p>
      <text:p text:style-name="P1">219. ukiwa umewaona - si watu wenye maana - ni wale wa kudangana - wa kupenda kupapiya</text:p>
      <text:p text:style-name="P1">220. ziwiya sitowe chako - na mwambiya mke wako - ila hutofu sumbuko - birika mbovu kutiya</text:p>
      <text:p text:style-name="P1">221. ama wasio wazazi - wajomba na mashangazi - hapo kuna ngumu kazi - kwa yetu hini duniya</text:p>
      <text:p text:style-name="P1">222. kwanda usiwatapiye - keti mbali wangaliye - ukiyaona mamboye - ndiya hayakwekeleya</text:p>
      <text:p text:style-name="P1">223. usende sana karibu - taivutiya taabu - ni wengi wa kuharibu - katika nimezotaya</text:p>
      <text:p text:style-name="P1">224. ama mashemegi zako - dada zake mke wako - mwanangu sivunde miko - ilowekwa na shariya</text:p>
      <text:p text:style-name="P1">225. usiondowe mipaka - kwa mzaha na dhihaka - mara mambo hugeuka - kizaazaa kikaya</text:p>
      <text:p text:style-name="P1">226. kheri wambiwe muovu - kuliko kupata kovu - kheri wambe una wivu - kuliko kukuvundiya</text:p>
      <text:p text:style-name="P1">227. wivu ni kama kiungo - ukizidi ni tewengo - piya kuyifanya tongo - uduyuthini hungiya</text:p>
      <text:p text:style-name="P1">228. na kuukosa kabisa - ingawa ndiyo kisasa - hiyo si njema siyasa - ya nyumbani kutumiya</text:p>
      <text:p text:style-name="P1">229. ni lazima kuwa nao - kwa aliyo ni mkeo - kikuzumbuwa hunao - matoni hutomngiya</text:p>
      <text:p text:style-name="P1">230. kuwa nao wa kadiri - hiyo ndiyo dasituri - na kwa mke ni fakhari - kwa wende tayivuniya</text:p>
      <text:p text:style-name="P1">231. na fufnunu ukipata - kuwa mke ni mtata - siinuke na kuteta - kwanda zidi kwangaliya </text:p>
      <text:p text:style-name="P1">232. simtukuliye dhana - kwa kuwa waja hunena - hilo ni khatari sana - mayutoni takutiya</text:p>
      <text:p text:style-name="P1">233. iziwiye usubiri - uhakikishe khabari - tena ufanye kwa siri - pasi na kupija mbiya</text:p>
      <text:p text:style-name="P1">234. ikiwa umetosheka - hilo ni yambo hakika - kwa taratibu epuka - bila sababu kutaya</text:p>
      <text:p text:style-name="P1">235. sitaye yako sababu - utazidi kuharibu - zitatangaa aibu - na si wema kueneya</text:p>
      <text:p text:style-name="P1">236. na hilo kisa kutenda - huna budi kuipinda - hata kama una nyonda - siwe nyuma tarejeya</text:p>
      <text:p text:style-name="P1">237. ipinde ipinde mno - sibadili lako neno - mwiso tapata usono - yatatoka mazoweya </text:p>
      <text:p text:style-name="P1">238. utasukikasukika - kiwa moyo wamtaka - fahamu tafedheheka - kiwa hutoiziwiya </text:p>
      <text:p text:style-name="P1">239. iziwiye ikukuse - mpaka mahaba yese - penyenye usiyapise - moyoni kakurudiya</text:p>
      <text:p text:style-name="P1">240. mwisowe yataondoka - na wewe utaafika - kuliko kufedheheka - na izarani kungiya</text:p>
      <text:p text:style-name="P1">241. lakini nakukumbusha - kiswa cha nana aisha - vurumai walizusha - mawi wakamzuliya</text:p>
      <text:p text:style-name="P1">242. walionena ni wengi - wakafanya na magengi - na zikao za mitingi - madina zikaeneya</text:p>
      <text:p text:style-name="P1">243. kwa yambo liso asili - kwa mke wake rasuli - katu halikuwa kweli - ni uvumi walitiya</text:p>
      <text:p text:style-name="P1">244. mwangaliye na mtumi - alikuwa haatami - aliziwiya ulimi - mpaka wahayi kuya</text:p>
      <text:p text:style-name="P1">245. yataka mno hadhari - katika hizo khabari - siwe mpesi kukiri - yambo ukilisikiya </text:p>
      <text:p text:style-name="P1">246. tafiti tafiti sana - hata shaka uwe huna - ndipo hapo lako nena - bila sababu kutaya</text:p>
      <text:p text:style-name="P1">247. hapa sasa nitakoma - wala yote sikusema - lakini ukiandama - haya takusaidiya</text:p>
      <text:p text:style-name="P1">248. niya na yangu dhamiri - kwandika kwa mashairi - ni kueneza khabari - kwa wenye kuyasikiya</text:p>
      <text:p text:style-name="P1">249. ni sahali kusikiza - kaseti moya huweza - wengi wakapulikiza - wakasikiza pamoya</text:p>
      <text:p text:style-name="P1">250. lau kama ni kitabu - wasomaji ni hububu - wengi huona taabu - kusikiza mezoweya</text:p>
      <text:p text:style-name="P1">251. kauli yangu tamati - ni zenu hizi baiti - wavulana mabanati - nyote nawakusudiy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Donnelly</meta:initial-creator>
    <meta:creation-date>2014-05-11T16:55:38.522367318</meta:creation-date>
    <dc:date>2014-05-11T16:58:50.093609829</dc:date>
    <dc:creator>Kevin Donnelly</dc:creator>
    <meta:editing-duration>PT2M34S</meta:editing-duration>
    <meta:editing-cycles>4</meta:editing-cycles>
    <meta:generator>LibreOffice/4.2.3.3$Linux_x86 LibreOffice_project/420m0$Build-3</meta:generator>
    <meta:document-statistic meta:table-count="0" meta:image-count="0" meta:object-count="0" meta:page-count="5" meta:paragraph-count="247" meta:word-count="3944" meta:character-count="21548" meta:non-whitespace-character-count="17822"/>
  </office:meta>
</office:document-meta>
</file>